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ServiceConsumerSourceFactory.setProcessInfoProvider( ProcessInfoProvider processInfo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ConsumerSourceFactory.getSource( String location , Map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ServiceConsumerSourceFactory.getProcessInfo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ConsumerSourceFactory.release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